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9">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0">Qt 4.4.3 must be installed. Please download the software from <text:soft-page-break/><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0">YAZ 2.1.53, or higher, must be installed. Please download the software from <text:a xlink:type="simple" xlink:href="http://www.sqlite.org/download.html">http://www.sqlite.org/download.html</text:a>.</text:p>
        </text:list-item>
        <text:list-item>
          <text:p text:style-name="P10">If you intend to use PostgreSQL, the PostgreSQL 7.4.16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1">Create the /usr/local/biblioteq directory.</text:p>
        </text:list-item>
        <text:list-item>
          <text:p text:style-name="P11">Copy the BiblioteQ executable to the aforementioned directory.</text:p>
        </text:list-item>
        <text:list-item>
          <text:p text:style-name="P11">Copy the biblioteq.sh script to the aforementioned directory.</text:p>
        </text:list-item>
        <text:list-item>
          <text:p text:style-name="P11">Copy the biblioteq.conf file to the aforementioned directory.</text:p>
        </text:list-item>
        <text:list-item>
          <text:p text:style-name="P11">Copy the icons.d directory to /usr/local/biblioteq/icons.d.</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and if necessary, modify it to suit your install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lexis Megas</meta:initial-creator>
    <meta:creation-date>2009-01-24T10:30:40</meta:creation-date>
    <dc:creator>Alexis Megas</dc:creator>
    <dc:date>2009-02-07T22:46:25</dc:date>
    <meta:editing-cycles>118</meta:editing-cycles>
    <meta:editing-duration>P1DT0H7M12S</meta:editing-duration>
    <meta:user-defined meta:name="Info 1"/>
    <meta:user-defined meta:name="Info 2"/>
    <meta:user-defined meta:name="Info 3"/>
    <meta:user-defined meta:name="Info 4"/>
    <meta:document-statistic meta:table-count="0" meta:image-count="0" meta:object-count="0" meta:page-count="2" meta:paragraph-count="34" meta:word-count="508" meta:character-count="3572"/>
  </office:meta>
</office:document-meta>
</file>